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Cyr" svg:font-family="&quot;Arial Cy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FFFF00"/>
      <style:text-properties style:font-name="Arial Cyr" style:font-name-asian="Arial Cyr" style:font-name-complex="Arial Cyr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fo:wrap-option="wrap" fo:background-color="#E26B0A"/>
      <style:text-properties style:font-name="Arial Cyr" style:font-name-asian="Arial Cyr" style:font-name-complex="Arial Cyr"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automatic" fo:wrap-option="wrap" fo:background-color="#C00000"/>
      <style:text-properties style:font-name="Arial Cyr" style:font-name-asian="Arial Cyr" style:font-name-complex="Arial Cyr"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 fo:wrap-option="wrap" fo:background-color="#FFFF00"/>
      <style:text-properties style:font-name="Arial Cyr" style:font-name-asian="Arial Cyr" style:font-name-complex="Arial Cyr" fo:font-size="14pt" style:font-size-asian="14pt" style:font-size-complex="14pt"/>
    </style:style>
    <style:style style:name="co1" style:family="table-column">
      <style:table-column-properties fo:break-before="auto" style:column-width="23.521458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6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ЗУ. Классификация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ЗУ. Основные параметры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Временные диаграммы записи и считывания ОЗУ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Структурная схема БИС ОЗУ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Построение модулей полупроводниковых ОЗУ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Помехи в цепях питания, земли.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Паразитные емкость и индуктивность сигнальных линий. Перекрестные помехи в сигнальных линиях.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Отражение сигналов в длинных линиях. Методы борьбы с помехами, выполнение и согласование длинных цепей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Интерфейс. Определение и классификация.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Последовательные интерфейсы RS232, RS485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Методы гальванической развязки линий связи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Классификация элементов индикации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Управление светодиодными индикаторами. Статическая индикация цифровых данных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Динамическая индикация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Классификация БИС ПЗУ. Организация запоминающих ячеек.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Схемы питания цифровых схем: виды, достоинства и недостатки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ПЛИС: определение, назначение, структура, возможности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Базовые матричные кристаллы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Преобразование уровней логических сигналов: цель, способы. Преобразование типа сигнала: ТТЛ в КМОП и обратно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Усилители-формирователи: назначение, устройство (на примере АП3 или АП6)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Одновибратор на логических элементах: назначение, схема, временная диаграмма работы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Одновибратор АГ1: подключение, устройство, временная диаграмма работы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Схема и описание RC-генератора на основе логических элементов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Схема, временная диаграма и описание RC-генератора на основе триггера Шмитта.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Генератор на кварцевом резонаторе: схема, принцип работы. Подавление резонанса на частотах гармоник. Использование резонанса на частотах гармоник.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Генераторы, управляемые напряжением (на примере ГГ1):подключение, характеристики, применение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Гальваническая развязка: назначение, способы выполнения (схемы)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ЦАП: назначение, классификация. Пропорциональные ЦАП (схема)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ЦАП: назначение, классификация. ЦАП с поразрядным взвешиванием напряжений (схема)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ЦАП: назначение, классификация. ЦАП с поразрядным взвешиванием токов (схема)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Основные параметры ЦАП (с пояснениями)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АЦП: назначение, классификация. Параллельные АЦП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АЦП: назначение, классификация. АЦП последовательного приближения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АЦП: назначение, классификация. АЦП следящего типа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АЦП: назначение, классификация. АЦП интегрирующего типа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АЦП: назначение, классификация. АЦП дельта-сигма</text:p>
          </table:table-cell>
          <table:table-cell table:number-columns-repeated="16383"/>
        </table:table-row>
        <table:table-row table:number-rows-repeated="1048539" table:style-name="ro3">
          <table:table-cell table:number-columns-repeated="16384"/>
        </table:table-row>
      </table:table>
      <table:table table:name="Лист2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Cyr" svg:font-family="&quot;Arial Cyr&quot;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1</meta:initial-creator>
    <dc:creator>1</dc:creator>
    <meta:creation-date>2018-12-14T13:34:52Z</meta:creation-date>
    <dc:date>2023-01-10T08:13:43Z</dc:date>
    <meta:editing-cycles>3</meta:editing-cycles>
    <meta:editing-duration>PT277S</meta:editing-duration>
  </office:meta>
</office:document-meta>
</file>